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Sans2" svg:font-family="FreeSans" style:font-family-generic="swiss"/>
    <style:font-face style:name="mono" svg:font-family="mono" style:font-pitch="fixed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1" svg:font-family="'Nimbus Sans'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>
      <style:text-properties style:font-name="FreeSans" fo:font-size="16pt" style:font-size-asian="16pt" style:font-size-complex="16pt"/>
    </style:style>
    <style:style style:name="P2" style:family="paragraph" style:parent-style-name="Preformatted_20_Text">
      <style:paragraph-properties fo:text-align="justify" style:justify-single-word="false"/>
      <style:text-properties style:font-name="mono" fo:font-size="16pt" fo:font-weight="bold" officeooo:rsid="001e7590" officeooo:paragraph-rsid="001e7590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font-name="mono" fo:font-size="12pt" style:font-size-asian="12pt" style:font-size-complex="12pt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1e7590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ubtitle">
      <style:paragraph-properties fo:text-align="end" style:justify-single-word="false"/>
      <style:text-properties fo:font-size="16pt" officeooo:rsid="001e7590" officeooo:paragraph-rsid="001e7590" style:font-size-asian="16pt" style:font-size-complex="16pt"/>
    </style:style>
    <style:style style:name="P8" style:family="paragraph" style:parent-style-name="Text_20_body">
      <style:paragraph-properties fo:text-align="end" style:justify-single-word="false"/>
      <style:text-properties fo:font-size="16pt" officeooo:rsid="001e7590" officeooo:paragraph-rsid="001e7590" style:font-size-asian="16pt" style:font-size-complex="16pt"/>
    </style:style>
    <style:style style:name="P9" style:family="paragraph" style:parent-style-name="Text_20_body">
      <style:paragraph-properties fo:text-align="justify" style:justify-single-word="false"/>
      <style:text-properties fo:font-size="12pt" officeooo:rsid="001e7590" officeooo:paragraph-rsid="001e7590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FreeSans" fo:font-size="16pt" fo:font-weight="bold" officeooo:rsid="001e7590" officeooo:paragraph-rsid="001e7590" style:font-size-asian="16pt" style:font-weight-asian="bold" style:font-size-complex="16pt" style:font-weight-complex="bold"/>
    </style:style>
    <style:style style:name="P11" style:family="paragraph" style:parent-style-name="Text_20_body">
      <style:text-properties officeooo:paragraph-rsid="0025783a"/>
    </style:style>
    <style:style style:name="P12" style:family="paragraph" style:parent-style-name="Title">
      <style:text-properties style:font-name="FreeSerif" fo:font-size="26pt" officeooo:paragraph-rsid="001e7590" style:font-size-asian="26pt" style:font-size-complex="26pt"/>
    </style:style>
    <style:style style:name="T1" style:family="text">
      <style:text-properties officeooo:rsid="001e759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5cc70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e7590" style:font-size-asian="12pt" style:font-weight-asian="normal" style:font-size-complex="12pt" style:font-weight-complex="normal"/>
    </style:style>
    <style:style style:name="T6" style:family="text">
      <style:text-properties style:font-name="FreeSerif" officeooo:rsid="001f8d9b"/>
    </style:style>
    <style:style style:name="T7" style:family="text">
      <style:text-properties style:font-name="FreeSerif" officeooo:rsid="0020da3b"/>
    </style:style>
    <style:style style:name="T8" style:family="text">
      <style:text-properties style:font-name="FreeSerif" officeooo:rsid="00223d61"/>
    </style:style>
    <style:style style:name="T9" style:family="text">
      <style:text-properties style:font-name="FreeSerif" officeooo:rsid="00229f97"/>
    </style:style>
    <style:style style:name="T10" style:family="text">
      <style:text-properties style:font-name="FreeSerif" officeooo:rsid="00229f97" style:font-name-asian="Nimbus Mono PS" style:font-name-complex="FreeSans3"/>
    </style:style>
    <style:style style:name="T11" style:family="text">
      <style:text-properties style:font-name="FreeSerif" officeooo:rsid="0025783a" style:font-name-asian="Nimbus Mono PS" style:font-name-complex="FreeSans3"/>
    </style:style>
    <style:style style:name="T12" style:family="text">
      <style:text-properties style:font-name="FreeSerif" officeooo:rsid="0028ec11" style:font-name-asian="Nimbus Mono PS" style:font-name-complex="FreeSans3"/>
    </style:style>
    <style:style style:name="T13" style:family="text">
      <style:text-properties style:font-name="FreeSerif" officeooo:rsid="0023ca94"/>
    </style:style>
    <style:style style:name="T14" style:family="text">
      <style:text-properties style:font-name="FreeSerif" officeooo:rsid="002514b6"/>
    </style:style>
    <style:style style:name="T15" style:family="text">
      <style:text-properties style:font-name="FreeSerif" officeooo:rsid="0025783a"/>
    </style:style>
    <style:style style:name="T16" style:family="text">
      <style:text-properties style:font-name="FreeSerif" officeooo:rsid="00260f92"/>
    </style:style>
    <style:style style:name="T17" style:family="text">
      <style:text-properties style:font-name="FreeSerif" officeooo:rsid="00273b06"/>
    </style:style>
    <style:style style:name="T18" style:family="text">
      <style:text-properties style:font-name="FreeSerif" officeooo:rsid="0028ec11"/>
    </style:style>
    <style:style style:name="T19" style:family="text">
      <style:text-properties style:font-name="FreeSerif" officeooo:rsid="002b619a"/>
    </style:style>
    <style:style style:name="T20" style:family="text">
      <style:text-properties style:font-name="Nimbus Mono PS" fo:font-size="12pt" fo:font-weight="normal" officeooo:rsid="001f8d9b" style:font-name-asian="Nimbus Mono PS" style:font-size-asian="12pt" style:font-weight-asian="normal" style:font-name-complex="FreeSans3" style:font-size-complex="12pt" style:font-weight-complex="normal"/>
    </style:style>
    <style:style style:name="T21" style:family="text">
      <style:text-properties style:font-name="Nimbus Mono PS" fo:font-size="12pt" officeooo:rsid="0025cc70" style:font-name-asian="Nimbus Mono PS" style:font-size-asian="12pt" style:font-name-complex="FreeSans3" style:font-size-complex="12pt"/>
    </style:style>
    <style:style style:name="T22" style:family="text">
      <style:text-properties style:font-name="mono" fo:font-size="12pt" style:font-size-asian="12pt" style:font-size-complex="12pt"/>
    </style:style>
    <style:style style:name="T23" style:family="text">
      <style:text-properties style:font-name="mono" fo:font-size="12pt" officeooo:rsid="00273b06" style:font-size-asian="12pt" style:font-size-complex="12pt"/>
    </style:style>
    <style:style style:name="T24" style:family="text">
      <style:text-properties style:font-name="mono" fo:font-size="12pt" officeooo:rsid="00279eb8" style:font-size-asian="12pt" style:font-size-complex="12pt"/>
    </style:style>
    <style:style style:name="T25" style:family="text">
      <style:text-properties style:font-name="mono" fo:font-size="12pt" officeooo:rsid="0028ec11" style:font-size-asian="12pt" style:font-size-complex="12pt"/>
    </style:style>
    <style:style style:name="T26" style:family="text">
      <style:text-properties style:font-name="mono" fo:font-size="12pt" officeooo:rsid="002b619a" style:font-size-asian="12pt" style:font-size-complex="12pt"/>
    </style:style>
    <style:style style:name="T27" style:family="text">
      <style:text-properties style:font-name="mono" fo:font-size="12pt" officeooo:rsid="00279eb8" style:font-name-asian="Nimbus Mono PS" style:font-size-asian="12pt" style:font-name-complex="FreeSans3" style:font-size-complex="12pt"/>
    </style:style>
    <style:style style:name="T28" style:family="text">
      <style:text-properties style:font-name="mono" fo:font-size="12pt" officeooo:rsid="002b619a" style:font-name-asian="Nimbus Mono PS" style:font-size-asian="12pt" style:font-name-complex="FreeSans3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ortfólio – Algoritmo e Complexidade</text:span></text:p>
      <text:p text:style-name="P7">Gabriel Gian, 3° período</text:p>
      <text:p text:style-name="P8"/>
      <text:h text:style-name="P1" text:outline-level="1">Quick sort:</text:h>
      <text:p text:style-name="P9"><text:tab/>O quick sort é um algoritmo onde elementos de uma coleção são ordenados de maneira crescente ou decrescente, lendo-se a sequência por meio de dois vetores, high e low, e um pivô. O pivô é tomado como ponto de partida e os vetores high e low são respectivamente o início e o fim da coleção. Eles são trocados de posição a partir das iterações do algoritmo que, por meio de um predicado, checam o valor do elemento em questão e comparam com o do vetor – executando a troca caso o valor seja maior, no caso do vetor high, ou menor, no caso do vetor low.</text:p>
      <text:p text:style-name="P9"><text:tab/></text:p>
      <text:p text:style-name="P10">Código em Python</text:p>
      <text:p text:style-name="P5"><text:span text:style-name="Source_20_Text"><text:span text:style-name="T5">def part</text:span></text:span><text:span text:style-name="Source_20_Text"><text:span text:style-name="T20">icao</text:span></text:span><text:span text:style-name="Source_20_Text"><text:span text:style-name="T5">(array, start, end):</text:span></text:span></text:p>
      <text:p text:style-name="P2"><text:span text:style-name="Source_20_Text"><text:span text:style-name="T4"/></text:span></text:p>
      <text:p text:style-name="Preformatted_20_Text"><text:span text:style-name="Source_20_Text"><text:span text:style-name="T2"><text:s text:c="4"/>pivo = array[start]</text:span></text:span></text:p>
      <text:p text:style-name="Preformatted_20_Text"><text:span text:style-name="Source_20_Text"><text:span text:style-name="T2"><text:s text:c="4"/>low = start + 1</text:span></text:span></text:p>
      <text:p text:style-name="Preformatted_20_Text"><text:span text:style-name="Source_20_Text"><text:span text:style-name="T2"><text:s text:c="4"/>high = end</text:span></text:span></text:p>
      <text:p text:style-name="P4"/>
      <text:p text:style-name="Preformatted_20_Text"><text:span text:style-name="Source_20_Text"><text:span text:style-name="T2"><text:s text:c="4"/>while True: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while low &lt;= high and array[high] &gt;= pivo:</text:span></text:span></text:p>
      <text:p text:style-name="Preformatted_20_Text"><text:span text:style-name="Source_20_Text"><text:span text:style-name="T2"><text:s text:c="12"/>high -</text:span></text:span><text:span text:style-name="Source_20_Text"><text:span text:style-name="T3">= 1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<text:s text:c="8"/>while low &lt;= high and array[low] &lt;= pivo:</text:span></text:span></text:p>
      <text:p text:style-name="Preformatted_20_Text"><text:span text:style-name="Source_20_Text"><text:span text:style-name="T2"><text:s text:c="12"/>low </text:span></text:span><text:span text:style-name="Source_20_Text"><text:span text:style-name="T21">+= 1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<text:s text:c="8"/>if low &lt;= high:</text:span></text:span></text:p>
      <text:p text:style-name="Preformatted_20_Text"><text:span text:style-name="Source_20_Text"><text:span text:style-name="T2"><text:s text:c="12"/>array[low], array[high] = array[high], array[low]</text:span></text:span></text:p>
      <text:p text:style-name="Preformatted_20_Text"><text:span text:style-name="Source_20_Text"><text:span text:style-name="T2"><text:s text:c="12"/></text:span></text:span></text:p>
      <text:p text:style-name="Preformatted_20_Text"><text:span text:style-name="Source_20_Text"><text:span text:style-name="T2"><text:s text:c="8"/>else:</text:span></text:span></text:p>
      <text:p text:style-name="Preformatted_20_Text"><text:span text:style-name="Source_20_Text"><text:span text:style-name="T2"><text:s text:c="12"/>break</text:span></text:span></text:p>
      <text:p text:style-name="P4"/>
      <text:p text:style-name="Preformatted_20_Text"><text:span text:style-name="Source_20_Text"><text:span text:style-name="T2"><text:s text:c="4"/>array[start], array[high] = array[high], array[start]</text:span></text:span></text:p>
      <text:p text:style-name="P4"/>
      <text:p text:style-name="P6"><text:span text:style-name="Source_20_Text"><text:span text:style-name="T2"><text:s text:c="4"/>return high</text:span></text:span></text:p>
      <text:p text:style-name="P6"><text:span text:style-name="Source_20_Text"><text:span text:style-name="T2"/></text:span></text:p>
      <text:p text:style-name="Text_20_body"><text:soft-page-break/><text:span text:style-name="Source_20_Text"><text:tab/></text:span><text:span text:style-name="Source_20_Text"><text:span text:style-name="T6">Primeir</text:span></text:span><text:span text:style-name="Source_20_Text"><text:span text:style-name="T13">amente, nesse algoritmo de quick sort para a ordenação crescente,</text:span></text:span><text:span text:style-name="Source_20_Text"><text:span text:style-name="T6"> é definida a função particao. Essa função secundária será usada pela principal, quicksort. A função particao opera </text:span></text:span><text:span text:style-name="Source_20_Text"><text:span text:style-name="T7">tomando-se como parâmetros um array, um valor de início e um valor de fim. </text:span></text:span><text:span text:style-name="Source_20_Text"><text:span text:style-name="T8">Ela define o valor de início como o pivô, estabelece o elemento seguinte como o valor de low, e o valor do parâmetro final como o valor de high. </text:span></text:span></text:p>
      <text:p text:style-name="P11"><text:span text:style-name="Source_20_Text"><text:span text:style-name="T8"><text:tab/></text:span></text:span><text:span text:style-name="Source_20_Text"><text:span text:style-name="T9">Em seguinte, por meio de um laço while True, é checado, por meio de um laço while, se o valor de low é menor ou igual o valor de high e o valor de high como elemento do array é maior que o pivô </text:span></text:span><text:span text:style-name="Source_20_Text"><text:span text:style-name="T15">(i</text:span></text:span><text:span text:style-name="Source_20_Text"><text:span text:style-name="T9">sso impede que excedamos </text:span></text:span><text:span text:style-name="Source_20_Text"><text:span text:style-name="T13">o valor do low, o que significaria que já foram movidos todos os valores menores para a esquerda, </text:span></text:span><text:span text:style-name="Source_20_Text"><text:span text:style-name="T14">ordenando-os em ordem crescente</text:span></text:span><text:span text:style-name="Source_20_Text"><text:span text:style-name="T15">)</text:span></text:span><text:span text:style-name="Source_20_Text"><text:span text:style-name="T9">. Caso seja, o valor de high se torna </text:span></text:span><text:span text:style-name="Source_20_Text"><text:span text:style-name="T10">referente ao</text:span></text:span><text:span text:style-name="Source_20_Text"><text:span text:style-name="T9"> elemento anterior a ele. </text:span></text:span><text:span text:style-name="Source_20_Text"><text:span text:style-name="T14">O mesmo é feito, embora de maneira inversa, no laço while seguinte, responsável por checar os valores dos elementos em relação ao vetor </text:span></text:span><text:span text:style-name="Source_20_Text"><text:span text:style-name="T11">low</text:span></text:span><text:span text:style-name="Source_20_Text"><text:span text:style-name="T14">.</text:span></text:span></text:p>
      <text:p text:style-name="P11"><text:span text:style-name="Source_20_Text"><text:span text:style-name="T14"><text:tab/></text:span></text:span><text:span text:style-name="Source_20_Text"><text:span text:style-name="T16">Por último, temos um predicado que verifica se o valor de low é menor ou igual ao de high, o que significaria que o elemento deve ser trocado. </text:span></text:span><text:span text:style-name="Source_20_Text"><text:span text:style-name="T17">É então executada um operação de troca entre os valores de low e high no array. Caso contrário, o laço é quebrado. Por fim, é trocado o pivô com o valor de high e retornado o valor de high.</text:span></text:span></text:p>
      <text:p text:style-name="P11"><text:span text:style-name="Source_20_Text"><text:span text:style-name="T23">def quicksort(array, start, end):</text:span></text:span></text:p>
      <text:p text:style-name="Preformatted_20_Text"><text:span text:style-name="Source_20_Text"><text:span text:style-name="T22"><text:s text:c="4"/>if start &gt;= end:</text:span></text:span></text:p>
      <text:p text:style-name="Preformatted_20_Text"><text:span text:style-name="Source_20_Text"><text:span text:style-name="T22"><text:s text:c="8"/>return </text:span></text:span><text:span text:style-name="Source_20_Text"><text:span text:style-name="T23">None</text:span></text:span></text:p>
      <text:p text:style-name="P3"/>
      <text:p text:style-name="Preformatted_20_Text"><text:span text:style-name="Source_20_Text"><text:span text:style-name="T22"><text:s text:c="4"/>p = parti</text:span></text:span><text:span text:style-name="Source_20_Text"><text:span text:style-name="T27">cao</text:span></text:span><text:span text:style-name="Source_20_Text"><text:span text:style-name="T22">(array, start, end)</text:span></text:span></text:p>
      <text:p text:style-name="Preformatted_20_Text"><text:span text:style-name="Source_20_Text"><text:span text:style-name="T22"><text:s text:c="4"/>quicksort(array, start, p-1)</text:span></text:span></text:p>
      <text:p text:style-name="P6"><text:span text:style-name="Source_20_Text"><text:span text:style-name="T22"><text:s text:c="4"/>quick</text:span></text:span><text:span text:style-name="Source_20_Text"><text:span text:style-name="T24">s</text:span></text:span><text:span text:style-name="Source_20_Text"><text:span text:style-name="T22">ort(array, p+1, end)</text:span></text:span></text:p>
      <text:p text:style-name="P11"><text:span text:style-name="Source_20_Text"><text:span text:style-name="T17"><text:tab/></text:span></text:span><text:span text:style-name="Source_20_Text"><text:span text:style-name="T18">No algoritmo quicksort, é tomado como parâmetros os mesmos valores requeridos por p</text:span></text:span><text:span text:style-name="Source_20_Text"><text:span text:style-name="T12">a</text:span></text:span><text:span text:style-name="Source_20_Text"><text:span text:style-name="T18">rticao, já que serão passados a essa mesma função. Caso o valor de start seja maior ou igual ao de end, a função retorna None e não executa nenhuma operação. Caso contrário, tomamos uma variável p como o valor de retorno da função particao, que é o seu valor high, e aplicamos a função quicksort recursivamente na mesma, embora de duas maneiras: a primeira tomando como valor de end o valor de p descrescido de 1. Isso faz com que o algoritmo não releia o valor de high anterior já que ele se encontra ordenado. O oposto acontece na segunda ordenação, onde tomamos como start o valor de p acrescido de 1. </text:span></text:span></text:p>
      <text:p text:style-name="P11"><text:span text:style-name="Source_20_Text"><text:span text:style-name="T25">array = [</text:span></text:span><text:span text:style-name="Source_20_Text"><text:span text:style-name="T28">6, 50, 3, 7, 72</text:span></text:span><text:span text:style-name="Source_20_Text"><text:span text:style-name="T25">]</text:span></text:span></text:p>
      <text:p text:style-name="Preformatted_20_Text"><text:span text:style-name="Source_20_Text"><text:span text:style-name="T22">quick_sort(array, 0, len(array) - 1)</text:span></text:span></text:p>
      <text:p text:style-name="P6"><text:span text:style-name="Source_20_Text"><text:span text:style-name="T22">print(array)</text:span></text:span></text:p>
      <text:p text:style-name="P6"><text:span text:style-name="Source_20_Text"><text:span text:style-name="T22">&gt;&gt; </text:span></text:span><text:span text:style-name="Source_20_Text"><text:span text:style-name="T26">[3, 6, 7, 50, 72]</text:span></text:span></text:p>
      <text:p text:style-name="Text_20_body"><text:span text:style-name="Source_20_Text"><text:tab/></text:span></text:p>
      <text:p text:style-name="P11"><text:span text:style-name="Source_20_Text"><text:span text:style-name="T18"/></text:span></text:p>
      <text:p text:style-name="P11"><text:span text:style-name="Source_20_Text"><text:span text:style-name="T14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Sans2" svg:font-family="FreeSans" style:font-family-generic="swiss"/>
    <style:font-face style:name="mono" svg:font-family="mono" style:font-pitch="fixed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1" svg:font-family="'Nimbus Sans'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3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0T08:17:54.726265338</meta:creation-date>
    <dc:date>2020-08-30T09:39:23.707401319</dc:date>
    <meta:editing-duration>PT58M55S</meta:editing-duration>
    <meta:editing-cycles>13</meta:editing-cycles>
    <meta:generator>LibreOffice/7.0.0.3$Linux_X86_64 LibreOffice_project/00$Build-3</meta:generator>
    <meta:document-statistic meta:table-count="0" meta:image-count="0" meta:object-count="0" meta:page-count="2" meta:paragraph-count="39" meta:word-count="584" meta:character-count="3352" meta:non-whitespace-character-count="2642"/>
  </office:meta>
</office:document-meta>
</file>